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tton Hex Values:</text:p>
      <text:p text:style-name="Standard"/>
      <text:p text:style-name="Standard">VOL-: FD00FF</text:p>
      <text:p text:style-name="Standard">VOL+: FD40BF</text:p>
      <text:p text:style-name="Standard">PLAY/PAUSE: FD807F</text:p>
      <text:p text:style-name="Standard">SETUP: FD20DF</text:p>
      <text:p text:style-name="Standard">STOP/MODE: FD609F</text:p>
      <text:p text:style-name="Standard">UP ARROW: FDA05F</text:p>
      <text:p text:style-name="Standard">LEFT ARROW: FD10EF</text:p>
      <text:p text:style-name="Standard">RIGHT ARROW: FD50AF</text:p>
      <text:p text:style-name="Standard">DOWN ARROW: FDB04F</text:p>
      <text:p text:style-name="Standard">ENTER/SAVE: FD906F</text:p>
      <text:p text:style-name="Standard">PREVIOUS: FD708F</text:p>
      <text:p text:style-name="Standard">0 / 10+: FD30CF</text:p>
      <text:p text:style-name="Standard">1: FD08F7</text:p>
      <text:p text:style-name="Standard">2: <text:bookmark-start text:name="__DdeLink__5_763403469"/>FD8877<text:bookmark-end text:name="__DdeLink__5_763403469"/></text:p>
      <text:p text:style-name="Standard">3: FD48B7</text:p>
      <text:p text:style-name="Standard">4: <text:bookmark-start text:name="__DdeLink__1_763403469"/>FD28D7<text:bookmark-end text:name="__DdeLink__1_763403469"/></text:p>
      <text:p text:style-name="Standard">5: <text:bookmark-start text:name="__DdeLink__3_763403469"/>FDA857<text:bookmark-end text:name="__DdeLink__3_763403469"/></text:p>
      <text:p text:style-name="Standard">6: FD6897</text:p>
      <text:p text:style-name="Standard">7: FD18E7</text:p>
      <text:p text:style-name="Standard">8: FD9867</text:p>
      <text:p text:style-name="Standard">9: FD58A7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9:52</meta:creation-date>
    <dc:date>2016-03-22T15:36:23</dc:date>
    <meta:editing-duration>PT4H1M2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2" meta:word-count="51" meta:character-count="310" meta:non-whitespace-character-count="262"/>
  </office:meta>
</office:document-meta>
</file>